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Tahoma2" svg:font-family="Tahoma"/>
    <style:font-face style:name="Liberation Serif1" svg:font-family="'Liberation Serif'"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太字" style:font-family-generic="roman" style:font-pitch="variable"/>
    <style:font-face style:name="Tahoma1" svg:font-family="Tahoma" style:font-family-generic="system" style:font-pitch="variable"/>
  </office:font-face-decls>
  <office:automatic-styles>
    <style:style style:name="P1" style:family="paragraph" style:parent-style-name="Heading_20_1">
      <style:text-properties officeooo:paragraph-rsid="009e0791"/>
    </style:style>
    <style:style style:name="P2" style:family="paragraph" style:parent-style-name="Standard">
      <style:text-properties officeooo:paragraph-rsid="009e0791"/>
    </style:style>
    <style:style style:name="T1" style:family="text">
      <style:text-properties style:font-name="Liberation Serif1" fo:language="en" fo:country="US" fo:font-weight="bold" officeooo:rsid="00246d43" style:font-weight-asian="bold" style:font-weight-complex="bold"/>
    </style:style>
    <style:style style:name="T2" style:family="text">
      <style:text-properties fo:font-variant="normal" fo:text-transform="none" fo:color="#222222" style:font-name="Liberation Serif1" fo:letter-spacing="normal" fo:language="en" fo:country="US" fo:font-weight="bold" officeooo:rsid="00246d43" style:font-weight-asian="bold" style:font-weight-complex="bold"/>
    </style:style>
    <style:style style:name="T3" style:family="text">
      <style:text-properties fo:font-variant="normal" fo:text-transform="none" fo:color="#222222" style:font-name="Liberation Serif1" fo:font-size="12pt" fo:letter-spacing="normal" fo:language="en" fo:country="US" fo:font-style="normal" fo:font-weight="bold" officeooo:rsid="00246d43" style:font-weight-asian="bold" style:font-weight-complex="bold"/>
    </style:style>
    <style:style style:name="T4" style:family="text">
      <style:text-properties fo:font-variant="normal" fo:text-transform="none" fo:color="#222222" style:font-name="Arial" fo:font-size="12pt" fo:letter-spacing="normal" fo:language="en" fo:country="US" fo:font-style="normal" fo:font-weight="normal" officeooo:rsid="00246d43" style:font-weight-asian="bold" style:font-weight-complex="bold"/>
    </style:style>
    <style:style style:name="T5" style:family="text">
      <style:text-properties fo:font-variant="normal" fo:text-transform="none" fo:color="#1155cc" style:font-name="Arial" fo:font-size="12pt" fo:letter-spacing="normal" fo:language="en" fo:country="US" fo:font-style="normal" fo:font-weight="normal" officeooo:rsid="00246d43" style:font-weight-asian="bold" style:font-weight-complex="bold"/>
    </style:style>
    <style:style style:name="T6" style:family="text">
      <style:text-properties fo:font-variant="normal" fo:text-transform="none" fo:color="#888888" style:font-name="Arial" fo:font-size="12pt" fo:letter-spacing="normal" fo:language="en" fo:country="US" fo:font-style="normal" fo:font-weight="normal" officeooo:rsid="00246d43" style:font-weight-asian="bold" style:font-weight-complex="bold"/>
    </style:style>
    <style:style style:name="T7"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nouncement of LibreOffice 6.4.5</text:p>
      <text:p text:style-name="Text_20_body"><text:span text:style-name="T7">Berlin, July 2, 2020 – The Document Foundation announces the availability of LibreOffice 6.4.5, the 5th minor release of the LibreOffice 6.4 family, targeted at technology enthusiasts and power users. LibreOffice 6.4.5 includes over 100 bug fixes and improvements to document compatibility and interoperability with software from other vendors.</text:span></text:p>
      <text:p text:style-name="Text_20_body"><text:span text:style-name="T7">LibreOffice 6.4.5 is optimized for use in production environments, even by more conservative users, as it now includes several months of work on bug fixes. Users of LibreOffice 6.3.6 and previous versions should start planning the update to LibreOffice 6.4.5, as the new major LibreOffice release – tagged 7.0 – is going to be announced in early August.</text:span></text:p>
      <text:p text:style-name="Text_20_body"><text:span text:style-name="T7">For enterprise class deployments, TDF strongly recommends sourcing LibreOffice from one of the ecosystem partners, to get long-term supported releases, dedicated assistance, custom new features and other benefits, including SLAs (Service Level Agreements): </text:span><text:a xlink:type="simple" xlink:href="https://www.libreoffice.org/download/libreoffice-in-business/" office:target-frame-name="_blank" xlink:show="new" text:style-name="Internet_20_link" text:visited-style-name="Visited_20_Internet_20_Link">https://www.libreoffice.org/download/libreoffice-in-business/</text:a><text:span text:style-name="T7">. Also, the work done by ecosystem partners flows back into the LibreOffice project, and this represents an advantage for everyone.</text:span></text:p>
      <text:p text:style-name="Text_20_body"><text:span text:style-name="T7">LibreOffice individual users are supported by a global community of volunteers: </text:span><text:a xlink:type="simple" xlink:href="https://www.libreoffice.org/get-help/community-support/" office:target-frame-name="_blank" xlink:show="new" text:style-name="Internet_20_link" text:visited-style-name="Visited_20_Internet_20_Link">https://www.libreoffice.org/get-help/community-support/</text:a><text:span text:style-name="T7">. On the website and the wiki there are guides, manuals, tutorials and HowTos. Donations help us to make all of these resources available.</text:span></text:p>
      <text:h text:style-name="Heading_20_1" text:outline-level="1">Availability of LibreOffice 6.4.5</text:h>
      <text:p text:style-name="P2"><text:span text:style-name="T7">LibreOffice 6.4.5 is immediately available from the following link: </text:span><text:a xlink:type="simple" xlink:href="https://www.libreoffice.org/download/" office:target-frame-name="_blank" xlink:show="new" text:style-name="Internet_20_link" text:visited-style-name="Visited_20_Internet_20_Link">https://www.libreoffice.org/download/</text:a><text:span text:style-name="T7">. Minimum requirements are specified on the download page. TDF builds of the latest LibreOffice Online source code are available as Docker images: </text:span><text:a xlink:type="simple" xlink:href="https://hub.docker.com/r/libreoffice/online/" text:style-name="Internet_20_link" text:visited-style-name="Visited_20_Internet_20_Link">https://hub.docker.com/r/libreoffice/online/</text:a><text:span text:style-name="T7">.</text:span></text:p>
      <text:p text:style-name="P2"><text:span text:style-name="T7">LibreOffice 6.4.5’s change log pages are available on TDF’s wiki: </text:span><text:a xlink:type="simple" xlink:href="https://wiki.documentfoundation.org/Releases/6.4.5/RC1" office:target-frame-name="_blank" xlink:show="new" text:style-name="Internet_20_link" text:visited-style-name="Visited_20_Internet_20_Link">https://wiki.documentfoundation.org/Releases/6.4.5/RC1</text:a><text:span text:style-name="T7"> (changed in RC1) and </text:span><text:a xlink:type="simple" xlink:href="https://wiki.documentfoundation.org/Releases/6.4.5/RC2" office:target-frame-name="_blank" xlink:show="new" text:style-name="Internet_20_link" text:visited-style-name="Visited_20_Internet_20_Link">https://wiki.documentfoundation.org/Releases/6.4.5/RC2</text:a><text:span text:style-name="T7"> (changed in RC2).</text:span></text:p>
      <text:p text:style-name="P2"><text:span text:style-name="T7">All versions of LibreOffice are built with document conversion libraries from the Document Liberation Project: </text:span><text:a xlink:type="simple" xlink:href="https://www.documentliberation.org/" text:style-name="Internet_20_link" text:visited-style-name="Visited_20_Internet_20_Link">https://www.documentliberation.org</text:a><text:span text:style-name="T7">.</text:span></text:p>
      <text:h text:style-name="P1" text:outline-level="1">Support LibreOffice</text:h>
      <text:p text:style-name="P2"><text:soft-page-break/>LibreOffice users are invited to join the community at <text:a xlink:type="simple" xlink:href="https://ask.libreoffice.org/" office:target-frame-name="_blank" xlink:show="new" text:style-name="Internet_20_link" text:visited-style-name="Visited_20_Internet_20_Link">https://ask.libreoffice.org</text:a>, where they can get and provide user-to-user support. People willing to contribute their time and professional skills to the project can visit the dedicated website at <text:a xlink:type="simple" xlink:href="https://whatcanidoforlibreoffice.org/" text:style-name="Internet_20_link" text:visited-style-name="Visited_20_Internet_20_Link">https://whatcanidoforlibreoffice.org</text:a>.</text:p>
      <text:p text:style-name="P2">LibreOffice users, free software advocates and community members can provide financial support to The Document Foundation with a donation via PayPal, credit card or other tools at <text:a xlink:type="simple" xlink:href="https://www.libreoffice.org/donate" text:style-name="Internet_20_link" text:visited-style-name="Visited_20_Internet_20_Link">https://www.libreoffice.org/donate</text:a>.</text:p>
      <text:p text:style-name="P2">Blog post:<text:line-break/><text:a xlink:type="simple" xlink:href="https://blog.documentfoundation.org/blog/2020/07/02/announcement-of-libreoffice-6-4-5/" office:target-frame-name="_blank" xlink:show="new" text:style-name="Internet_20_link" text:visited-style-name="Visited_20_Internet_20_Link">https://blog.documentfoundation.org/blog/2020/07/02/announcement-of-libreoffice-6-4-5/</text:a><text:line-break/><text:line-break/>--<text:line-break/>Italo Vignoli - Marketing &amp; PR<text:line-break/>The Document Foundation &amp; LibreOffice<text:line-break/>email <text:a xlink:type="simple" xlink:href="mailto:italo.vignoli@documentfoundation.org" office:target-frame-name="_blank" xlink:show="new" text:style-name="Internet_20_link" text:visited-style-name="Visited_20_Internet_20_Link">italo.vignoli@documentfoundation.org</text:a><text:line-break/>hangout/jabber <text:a xlink:type="simple" xlink:href="mailto:italo.vignoli@gmail.com" office:target-frame-name="_blank" xlink:show="new" text:style-name="Internet_20_link" text:visited-style-name="Visited_20_Internet_20_Link">italo.vignoli@gmail.com</text:a><text:line-break/>mobile/signal +39.348.5653829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Tahoma2" svg:font-family="Tahoma"/>
    <style:font-face style:name="Liberation Serif1" svg:font-family="'Liberation Serif'"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太字" style:font-family-generic="roman"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it" style:country-asian="IT" style:font-name-complex="Tahoma"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it" style:country-asian="IT" style:font-name-complex="Tahoma" style:font-size-complex="12pt" style:language-complex="it" style:country-complex="IT"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99cm" fo:margin-bottom="0cm" loext:contextual-spacing="false" style:snap-to-layout-grid="false"/>
    </style:style>
    <style:style style:name="Text_20_body" style:display-name="Text body" style:family="paragraph" style:parent-style-name="Standard" style:class="text" style:master-page-name="">
      <style:paragraph-properties fo:margin-top="0.4cm" fo:margin-bottom="0cm" loext:contextual-spacing="false" fo:text-align="justify" style:justify-single-word="false" style:page-number="auto"/>
    </style:style>
    <style:style style:name="Heading" style:family="paragraph" style:parent-style-name="Standard" style:next-style-name="Text_20_body" style:class="text" style:master-page-name="">
      <loext:graphic-properties draw:fill="none" draw:fill-color="#99ccff"/>
      <style:paragraph-properties fo:margin-top="0.4cm" fo:margin-bottom="0cm" loext:contextual-spacing="false" fo:text-align="center" style:justify-single-word="false" style:page-number="auto" fo:background-color="transparent" style:shadow="none" fo:keep-with-next="auto">
        <style:tab-stops/>
      </style:paragraph-properties>
      <style:text-properties style:font-name="Times New Roman1" fo:font-family="'Times New Roman'" style:font-style-name="Grassetto" style:font-family-generic="roman" style:font-pitch="variable" fo:font-size="14pt" fo:font-weight="bold"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4pt" fo:font-weight="bold" style:font-name-asian="Times New Roman2" style:font-family-asian="'Times New Roman'" style:font-style-name-asian="太字" style:font-family-generic-asian="roman" style:font-pitch-asian="variabl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style:text-properties fo:font-size="12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5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creation-date>2018-07-14T18:18:30.859555315</meta:creation-date>
    <dc:language>it-IT</dc:language>
    <meta:editing-cycles>66</meta:editing-cycles>
    <meta:editing-duration>P1DT7H4M57S</meta:editing-duration>
    <meta:initial-creator>Italo Vignoli</meta:initial-creator>
    <dc:date>2020-07-03T10:40:25.070000000</dc:date>
    <meta:document-statistic meta:table-count="0" meta:image-count="0" meta:object-count="0" meta:page-count="2" meta:paragraph-count="13" meta:word-count="357" meta:character-count="2947" meta:non-whitespace-character-count="2598"/>
    <meta:user-defined meta:name="Info 1"/>
    <meta:user-defined meta:name="Info 2"/>
    <meta:user-defined meta:name="Info 3"/>
    <meta:user-defined meta:name="Info 4"/>
    <meta:template xlink:type="simple" xlink:actuate="onRequest" xlink:title="normal" xlink:href="../TDF%20Docs/TDF%20Docs/TDF%20Docs/PR/TDF%20Docs/TDF%20Docs/TDF%20Docs/TDF%20Docs/Nextcloud/LO%20Releases/Software/LibreOffice/Template/normal.ott" meta:date="2018-07-14T18:18:30.531303885"/>
  </office:meta>
</office:document-meta>
</file>